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31b95" officeooo:paragraph-rsid="00131b95"/>
    </style:style>
    <style:style style:name="P2" style:family="paragraph" style:parent-style-name="Standard">
      <style:text-properties fo:font-size="24pt" style:text-underline-style="solid" style:text-underline-width="auto" style:text-underline-color="font-color" fo:font-weight="bold" officeooo:rsid="00131b95" officeooo:paragraph-rsid="00131b95" style:font-size-asian="24pt" style:font-weight-asian="bold" style:font-size-complex="24pt" style:font-weight-complex="bold"/>
    </style:style>
    <style:style style:name="P3" style:family="paragraph" style:parent-style-name="Standard">
      <style:text-properties fo:font-size="24pt" style:text-underline-style="solid" style:text-underline-width="auto" style:text-underline-color="font-color" fo:font-weight="bold" officeooo:rsid="00131b95" officeooo:paragraph-rsid="00131b95" style:font-size-asian="21pt" style:font-weight-asian="bold" style:font-size-complex="24pt" style:font-weight-complex="bold"/>
    </style:style>
    <style:style style:name="P4" style:family="paragraph" style:parent-style-name="Standard">
      <style:text-properties fo:font-size="12pt" style:text-underline-style="none" fo:font-weight="normal" officeooo:rsid="00131b95" officeooo:paragraph-rsid="00131b95" style:font-size-asian="10.5pt" style:font-weight-asian="normal" style:font-size-complex="12pt" style:font-weight-complex="normal"/>
    </style:style>
    <style:style style:name="P5" style:family="paragraph" style:parent-style-name="Standard">
      <style:text-properties fo:font-size="6pt" style:text-underline-style="none" fo:font-weight="normal" officeooo:rsid="00131b95" officeooo:paragraph-rsid="00131b95" style:font-size-asian="5.25pt" style:font-weight-asian="normal" style:font-size-complex="6pt" style:font-weight-complex="normal"/>
    </style:style>
    <style:style style:name="P6" style:family="paragraph" style:parent-style-name="Standard">
      <style:text-properties officeooo:rsid="001f3c14" officeooo:paragraph-rsid="001f3c14"/>
    </style:style>
    <style:style style:name="P7" style:family="paragraph" style:parent-style-name="Standard">
      <style:text-properties fo:font-weight="normal" officeooo:rsid="001f699e" officeooo:paragraph-rsid="001f699e" style:font-weight-asian="normal" style:font-weight-complex="normal"/>
    </style:style>
    <style:style style:name="P8" style:family="paragraph" style:parent-style-name="Standard">
      <style:text-properties fo:font-weight="bold" officeooo:rsid="00200d09" officeooo:paragraph-rsid="00200d09" style:font-weight-asian="bold" style:font-weight-complex="bold"/>
    </style:style>
    <style:style style:name="P9" style:family="paragraph" style:parent-style-name="Text_20_body">
      <style:paragraph-properties fo:margin-left="0in" fo:margin-right="0in" fo:orphans="2" fo:widows="2" fo:text-indent="0in" style:auto-text-indent="false"/>
      <style:text-properties fo:font-variant="normal" fo:text-transform="none" fo:color="#222222" style:font-name="arial" fo:font-size="12pt" fo:letter-spacing="normal" fo:font-style="normal" style:text-underline-style="none" fo:font-weight="normal" officeooo:rsid="0013157e" officeooo:paragraph-rsid="00131b95" style:font-size-asian="10.5pt" style:font-style-asian="normal" style:font-weight-asian="normal" style:font-size-complex="12pt" style:font-style-complex="normal" style:font-weight-complex="normal"/>
    </style:style>
    <style:style style:name="P10" style:family="paragraph" style:parent-style-name="Standard">
      <style:text-properties officeooo:rsid="00131b95" officeooo:paragraph-rsid="00131b95"/>
    </style:style>
    <style:style style:name="T1" style:family="text">
      <style:text-properties officeooo:rsid="00156a9a"/>
    </style:style>
    <style:style style:name="T2" style:family="text">
      <style:text-properties officeooo:rsid="001dfc39"/>
    </style:style>
    <style:style style:name="T3" style:family="text">
      <style:text-properties officeooo:rsid="00230022"/>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all Organization</text:p>
      <text:p text:style-name="P9"><text:tab/>I structured my experiment by using nested for loops. My outermost loop ran 5 times in order to accommodate the 5 trials. <text:span text:style-name="T1">Then the next loop would go through the values of n, starting from 1000 going to 8000.</text:span> <text:span text:style-name="T1">The innermost loop would calculate the value for x, then build the graph. After that it would run the algorithm to build the span tree. Timing started after building ended, so it would only measure the amount of time taken by the algorithm itself. Each loop would run with a different seed (1-20) to ensure fairness when testing.</text:span></text:p>
      <text:p text:style-name="P2">Raw Data</text:p>
      <text:p text:style-name="P1"/>
      <text:p text:style-name="P7"/>
      <text:p text:style-name="P6">Prim's algorithm for size of 1000: 1.03373</text:p>
      <text:p text:style-name="P6">Kruskal's algorithm for size of 1000: 0.543764</text:p>
      <text:p text:style-name="P6">Prim's algorithm for size of 1000: 0.995798</text:p>
      <text:p text:style-name="P6">Kruskal's algorithm for size of 1000: 0.608036</text:p>
      <text:p text:style-name="P6">Prim's algorithm for size of 1000: 1.00526</text:p>
      <text:p text:style-name="P6">Kruskal's algorithm for size of 1000: 0.567714</text:p>
      <text:p text:style-name="P6">Prim's algorithm for size of 1000: 1.0652</text:p>
      <text:p text:style-name="P6">Kruskal's algorithm for size of 1000: 0.617793</text:p>
      <text:p text:style-name="P6">Prim's algorithm for size of 1000: 0.986294</text:p>
      <text:p text:style-name="P6">Kruskal's algorithm for size of 1000: 0.56766 </text:p>
      <text:p text:style-name="P6">Prim's algorithm for size of 2000: 5.57974</text:p>
      <text:p text:style-name="P6">Kruskal's algorithm for size of 2000: 3.27951</text:p>
      <text:p text:style-name="P6">Prim's algorithm for size of 2000: 5.17839</text:p>
      <text:p text:style-name="P6">Kruskal's algorithm for size of 2000: 3.081</text:p>
      <text:p text:style-name="P6">Prim's algorithm for size of 2000: 5.35839</text:p>
      <text:p text:style-name="P6">Kruskal's algorithm for size of 2000: 3.2706</text:p>
      <text:p text:style-name="P6">Prim's algorithm for size of 2000: 5.16767</text:p>
      <text:p text:style-name="P6">Kruskal's algorithm for size of 2000: 3.09065</text:p>
      <text:p text:style-name="P6">Prim's algorithm for size of 2000: 5.57496</text:p>
      <text:p text:style-name="P6">Kruskal's algorithm for size of 2000: 3.37339</text:p>
      <text:p text:style-name="P6">Prim's algorithm for size of 4000: 26.704</text:p>
      <text:p text:style-name="P6">Kruskal's algorithm for size of 4000: 15.0889</text:p>
      <text:p text:style-name="P6">Prim's algorithm for size of 4000: 28.9763</text:p>
      <text:p text:style-name="P6">Kruskal's algorithm for size of 4000: 16.1269</text:p>
      <text:p text:style-name="P6">Prim's algorithm for size of 4000: 26.1756</text:p>
      <text:p text:style-name="P6">Kruskal's algorithm for size of 4000: 15.3512</text:p>
      <text:p text:style-name="P6">Prim's algorithm for size of 4000: 28.1593</text:p>
      <text:p text:style-name="P6">Kruskal's algorithm for size of 4000: 16.4417</text:p>
      <text:p text:style-name="P6">Prim's algorithm for size of 4000: 28.2306</text:p>
      <text:p text:style-name="P6">Kruskal's algorithm for size of 4000: 15.2703</text:p>
      <text:p text:style-name="P6">Prim's algorithm for size of 8000: 130.483</text:p>
      <text:p text:style-name="P6">Kruskal's algorithm for size of 8000: 67.234</text:p>
      <text:p text:style-name="P6">Prim's algorithm for size of 8000: 132.124</text:p>
      <text:p text:style-name="P6">Kruskal's algorithm for size of 8000: 62.152</text:p>
      <text:p text:style-name="P6">Prim's algorithm for size of 8000: 128.294</text:p>
      <text:p text:style-name="P6"><text:soft-page-break/>Kruskal's algorithm for size of 8000: 63.246</text:p>
      <text:p text:style-name="P6">Prim's algorithm for size of 8000: 129.592</text:p>
      <text:p text:style-name="P6">Kruskal's algorithm for size of 8000: 66.998</text:p>
      <text:p text:style-name="P6">Prim's algorithm for size of 8000: 130.953</text:p>
      <text:p text:style-name="P6">Kruskal's algorithm for size of 8000: 61.487</text:p>
      <text:p text:style-name="P6"/>
      <text:p text:style-name="P6"/>
      <text:p text:style-name="P8">Prim’s avg for 1000: 1.0282</text:p>
      <text:p text:style-name="P8">Kruskal’s avg for 1000: 0.57219</text:p>
      <text:p text:style-name="P8">Prim’s avg for 2000: 5.48532</text:p>
      <text:p text:style-name="P8">Kruskal’s avg for 2000: 3.20243</text:p>
      <text:p text:style-name="P8">Prim’s avg for 4000: 27.91823</text:p>
      <text:p text:style-name="P8">Kruskal’s avg for 4000: 15.99287</text:p>
      <text:p text:style-name="P8">Prim’s avg for 8000: 130.85443</text:p>
      <text:p text:style-name="P8">Kruskal’s avg for 8000: 64.27589</text:p>
      <text:p text:style-name="P1"/>
      <text:p text:style-name="P1"/>
      <text:p text:style-name="P1"/>
      <text:p text:style-name="P1"><draw:frame draw:style-name="fr1" draw:name="Object1" text:anchor-type="paragraph" svg:width="6.2992in" svg:height="3.5457in" draw:z-index="0"><draw:object xlink:href="./Object 1" xlink:type="simple" xlink:show="embed" xlink:actuate="onLoad"/><draw:image xlink:href="./ObjectReplacements/Object 1" xlink:type="simple" xlink:show="embed" xlink:actuate="onLoad"/></draw:frame></text:p>
      <text:p text:style-name="P3"/>
      <text:p text:style-name="P3">Summary of Results</text:p>
      <text:p text:style-name="P4"><text:tab/><text:span text:style-name="T3">Kruskal’s algorithm seemed on average to compute twice as fast as Prim’s algorithm could. It followed this trend for every single value of n.</text:span></text:p>
      <text:p text:style-name="P3">Observation and conclusion</text:p>
      <text:p text:style-name="P5"/>
      <text:p text:style-name="P4"><text:tab/><text:span text:style-name="T2">It seems that Kruskal’s algorithm was quite a bit more efficient than Prim’s algorithm, working almost twice as fast. This makes sense as Kruskal connects everything at t global level then works </text:span><text:soft-page-break/><text:span text:style-name="T2">down, so it runs mostly in O(logN) time, whereas Prim checks through each vertex before connecting the next edge, making it run at O(N^2)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0:19:01.151542667</meta:creation-date>
    <dc:date>2017-04-24T13:44:37.312318963</dc:date>
    <meta:editing-duration>PT2H24M9S</meta:editing-duration>
    <meta:editing-cycles>19</meta:editing-cycles>
    <meta:generator>LibreOffice/5.1.6.2.0$Linux_X86_64 LibreOffice_project/10$Build-2</meta:generator>
    <meta:document-statistic meta:table-count="0" meta:image-count="0" meta:object-count="1" meta:page-count="3" meta:paragraph-count="55" meta:word-count="508" meta:character-count="3069" meta:non-whitespace-character-count="26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9.006cm" xlink:href="." xlink:type="simple" chart:class="chart:line" chart:style-name="ch1">
        <chart:title svg:x="5.31cm" svg:y="0.377cm" chart:style-name="ch2">
          <text:p>Kruskal vs Prim</text:p>
        </chart:title>
        <chart:legend svg:x="13.16cm" svg:y="3.708cm" style:legend-expansion="custom" chartooo:width="2.406cm" chartooo:height="1.295cm" style:legend-expansion-aspect-ratio="1.85791505791506" chart:style-name="ch3"/>
        <chart:plot-area chart:style-name="ch4" chart:data-source-has-labels="both" svg:x="1.642cm" svg:y="1.463cm" svg:width="11.545cm" svg:height="6.563cm">
          <chartooo:coordinate-region svg:x="2.449cm" svg:y="1.662cm" svg:width="10.366cm" svg:height="5.717cm"/>
          <chart:axis chart:dimension="x" chart:name="primary-x" chart:style-name="ch5" chartooo:axis-type="auto">
            <chartooo:date-scale/>
            <chart:title svg:x="7.264cm" svg:y="8.206cm" chart:style-name="ch6">
              <text:p>n</text:p>
            </chart:title>
            <chart:categories table:cell-range-address="local-table.$B$1:.$E$1"/>
          </chart:axis>
          <chart:axis chart:dimension="y" chart:name="primary-y" chart:style-name="ch5">
            <chart:title svg:x="0.763cm" svg:y="5.754cm" chart:style-name="ch7">
              <text:p>Average Time</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000">
                <text:p>1000</text:p>
              </table:table-cell>
              <table:table-cell office:value-type="float" office:value="2000">
                <text:p>2000</text:p>
              </table:table-cell>
              <table:table-cell office:value-type="float" office:value="4000">
                <text:p>4000</text:p>
              </table:table-cell>
              <table:table-cell office:value-type="float" office:value="8000">
                <text:p>8000</text:p>
              </table:table-cell>
            </table:table-row>
          </table:table-header-rows>
          <table:table-rows>
            <table:table-row>
              <table:table-cell office:value-type="string">
                <text:p>Prim</text:p>
              </table:table-cell>
              <table:table-cell office:value-type="float" office:value="1.0282">
                <text:p>1.0282</text:p>
              </table:table-cell>
              <table:table-cell office:value-type="float" office:value="5.48532">
                <text:p>5.48532</text:p>
              </table:table-cell>
              <table:table-cell office:value-type="float" office:value="27.91823">
                <text:p>27.91823</text:p>
              </table:table-cell>
              <table:table-cell office:value-type="float" office:value="130.85443">
                <text:p>130.85443</text:p>
              </table:table-cell>
            </table:table-row>
            <table:table-row>
              <table:table-cell office:value-type="string">
                <text:p>Kruskal</text:p>
              </table:table-cell>
              <table:table-cell office:value-type="float" office:value="0.57219">
                <text:p>0.57219</text:p>
              </table:table-cell>
              <table:table-cell office:value-type="float" office:value="3.20243">
                <text:p>3.20243</text:p>
              </table:table-cell>
              <table:table-cell office:value-type="float" office:value="15.99287">
                <text:p>15.99287</text:p>
              </table:table-cell>
              <table:table-cell office:value-type="float" office:value="64.27589">
                <text:p>64.2758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